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3125in" style:rel-column-width="450*"/>
    </style:style>
    <style:style style:name="Table9.B" style:family="table-column">
      <style:table-column-properties style:column-width="3.3799in" style:rel-column-width="4867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116625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44cbc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officeooo:rsid="018a088d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40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41"><text:s/><text:span text:style-name="T14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41">(ဂ) အိမ်ထောင်ဖက်</text:p>
          </table:table-cell>
          <table:table-cell table:style-name="Table7.D1" office:value-type="string">
            <text:p text:style-name="P41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06679920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80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06662512"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45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6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  <text:p text:style-name="P45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80"/>
          </table:table-cell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7"><text:span text:style-name="T4">၁</text:span><text:span text:style-name="T16">။ </text:span>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5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8"/>
            <text:p text:style-name="P45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8"/>
            <text:p text:style-name="P45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8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7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31:07.045000000</dc:date>
    <meta:editing-duration>P1DT8H1M7S</meta:editing-duration>
    <meta:editing-cycles>829</meta:editing-cycles>
    <meta:document-statistic meta:table-count="9" meta:image-count="0" meta:object-count="0" meta:page-count="3" meta:paragraph-count="128" meta:word-count="361" meta:character-count="2336" meta:non-whitespace-character-count="2098"/>
  </office:meta>
</office:document-meta>
</file>